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30pt" fo:font-weight="bold" officeooo:rsid="0005a7a1" officeooo:paragraph-rsid="0005a7a1" style:font-weight-asian="bold" style:font-weight-complex="bold"/>
    </style:style>
    <style:style style:name="P2" style:family="paragraph" style:parent-style-name="Heading_20_1">
      <style:text-properties style:font-name="DejaVu Sans"/>
    </style:style>
    <style:style style:name="P3" style:family="paragraph" style:parent-style-name="Subtitle">
      <style:paragraph-properties fo:text-align="start" style:justify-single-word="false"/>
      <style:text-properties style:font-name="DejaVu Sans" officeooo:rsid="00017455" officeooo:paragraph-rsid="00017455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DejaVu Sans" officeooo:paragraph-rsid="00017455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DejaVu Sans" officeooo:rsid="00017455" officeooo:paragraph-rsid="00017455"/>
    </style:style>
    <style:style style:name="P6" style:family="paragraph" style:parent-style-name="Text_20_body" style:list-style-name="L1">
      <style:text-properties style:font-name="DejaVu Sans" officeooo:rsid="00017455" officeooo:paragraph-rsid="00017455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DejaVu Sans" fo:font-weight="bold" officeooo:rsid="00017455" officeooo:paragraph-rsid="00017455" style:font-weight-asian="bold" style:font-weight-complex="bold"/>
    </style:style>
    <style:style style:name="P8" style:family="paragraph" style:parent-style-name="Text_20_body" style:list-style-name="L1">
      <style:text-properties style:font-name="DejaVu Sans" officeooo:paragraph-rsid="00017455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DejaVu Sans" fo:font-size="12pt" fo:letter-spacing="normal" fo:font-style="normal" fo:font-weight="normal" officeooo:rsid="00017455" officeooo:paragraph-rsid="00017455"/>
    </style:style>
    <style:style style:name="P10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DejaVu Sans" fo:font-size="12pt" fo:letter-spacing="normal" fo:font-style="normal" fo:font-weight="normal" officeooo:paragraph-rsid="00017455"/>
    </style:style>
    <style:style style:name="P11" style:family="paragraph" style:parent-style-name="Title">
      <style:paragraph-properties fo:text-align="start" style:justify-single-word="false"/>
    </style:style>
    <style:style style:name="T1" style:family="text">
      <style:text-properties officeooo:rsid="00017455"/>
    </style:style>
    <style:style style:name="T2" style:family="text">
      <style:text-properties fo:font-weight="bold" officeooo:rsid="00017455" style:font-weight-asian="bold" style:font-weight-complex="bold"/>
    </style:style>
    <style:style style:name="T3" style:family="text">
      <style:text-properties fo:font-weight="bold" officeooo:rsid="00017455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017455"/>
    </style:style>
    <style:style style:name="T5" style:family="text">
      <style:text-properties fo:font-variant="normal" fo:text-transform="none" fo:color="#000000" fo:font-size="12pt" fo:letter-spacing="normal" fo:font-style="normal" fo:font-weight="bold" officeooo:rsid="000174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1">Session Initiation Protocol</text:p>
      <text:h text:style-name="P2" text:outline-level="1">What is Session Initiation Protocol ?</text:h>
      <text:list xml:id="list2447937907" text:style-name="L1">
        <text:list-item>
          <text:p text:style-name="P4"><text:span text:style-name="T1">Session Initiation Protocol (SIP) is one of the most commong protocols used in </text:span><text:span text:style-name="T2">VoIP</text:span><text:span text:style-name="T1"> technology.</text:span></text:p>
        </text:list-item>
        <text:list-item>
          <text:p text:style-name="P5">It is an application layer protocol that works in conjuction with other layer protocols to control multimedia communication sessions over the Internet.</text:p>
        </text:list-item>
        <text:list-item>
          <text:p text:style-name="P7">Voice over Internet Protocol (VoIP)</text:p>
          <text:list>
            <text:list-item>
              <text:p text:style-name="P8">Allows you to deliver voice and multimedia (videos, pictures) content over the internet.</text:p>
            </text:list-item>
            <text:list-item>
              <text:p text:style-name="P6">Cheapest way to communicate anytime, anywhere with the Internet’s availabilty.</text:p>
            </text:list-item>
            <text:list-item>
              <text:p text:style-name="P6">Advantages</text:p>
              <text:list>
                <text:list-item>
                  <text:p text:style-name="P6">Low cost</text:p>
                </text:list-item>
                <text:list-item>
                  <text:p text:style-name="P6">Portability</text:p>
                </text:list-item>
                <text:list-item>
                  <text:p text:style-name="P6">No extra cables</text:p>
                </text:list-item>
                <text:list-item>
                  <text:p text:style-name="P6">Flexibility</text:p>
                </text:list-item>
                <text:list-item>
                  <text:p text:style-name="P5">Video Conferencing</text:p>
                </text:list-item>
              </text:list>
            </text:list-item>
          </text:list>
        </text:list-item>
        <text:list-item>
          <text:p text:style-name="P9">SIP is a signalling protocol used to create, modify, and terminate a multimedia session over the Internet Protocol. </text:p>
        </text:list-item>
        <text:list-item>
          <text:p text:style-name="P9">A session is nothing but a simple call between two endpoints.</text:p>
        </text:list-item>
        <text:list-item>
          <text:p text:style-name="P9">An endpoint can be a smartphone, a laptop, or any device that can receive and send multimedia content over the Internet.</text:p>
        </text:list-item>
        <text:list-item>
          <text:p text:style-name="P4"><text:span text:style-name="T4">SIP is an application layer protocol defined by IETF (Internet Engineering Task Force) standard. It is defined in </text:span><text:span text:style-name="T5">RFC 3261</text:span><text:span text:style-name="T4">.</text:span></text:p>
        </text:list-item>
        <text:list-item>
          <text:p text:style-name="P10"><text:span text:style-name="T1">SIP embodies client-server architecture and the use of URL and URI from </text:span><text:span text:style-name="T3">HTTP </text:span><text:span text:style-name="T1">and a text encoding scheme and a header style from </text:span><text:span text:style-name="T3">SMTP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30pt" fo:font-weight="bold" officeooo:rsid="0005a7a1" officeooo:paragraph-rsid="0005a7a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ISCO PROJECT 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0:59:20.476624766</meta:creation-date>
    <meta:editing-duration>PT5M16S</meta:editing-duration>
    <meta:editing-cycles>3</meta:editing-cycles>
    <meta:generator>LibreOffice/6.4.7.2$Linux_X86_64 LibreOffice_project/40$Build-2</meta:generator>
    <dc:date>2021-06-16T01:01:06.549062688</dc:date>
    <meta:document-statistic meta:table-count="0" meta:image-count="0" meta:object-count="0" meta:page-count="1" meta:paragraph-count="19" meta:word-count="197" meta:character-count="1171" meta:non-whitespace-character-count="1008"/>
  </office:meta>
</office:document-meta>
</file>